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bcebf"/>
    </style:style>
    <style:style style:name="P2" style:family="paragraph" style:parent-style-name="Preformatted_20_Text">
      <style:paragraph-properties fo:orphans="1" style:writing-mode="lr-tb"/>
      <style:text-properties officeooo:paragraph-rsid="000bceb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bcebf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bcebf"/>
    </style:style>
    <style:style style:name="P5" style:family="paragraph" style:parent-style-name="Preformatted_20_Text">
      <style:paragraph-properties fo:orphans="1"/>
      <style:text-properties officeooo:paragraph-rsid="000bcebf"/>
    </style:style>
    <style:style style:name="P6" style:family="paragraph" style:parent-style-name="Standard">
      <style:paragraph-properties fo:orphans="1"/>
      <style:text-properties officeooo:paragraph-rsid="000bcebf"/>
    </style:style>
    <style:style style:name="P7" style:family="paragraph" style:parent-style-name="Text_20_body">
      <style:paragraph-properties fo:orphans="1"/>
      <style:text-properties officeooo:paragraph-rsid="000bce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4: Refining Hodge Class Modeling Using Collatz-Octave Scaling</text:span></text:p>
      <text:p text:style-name="P2"/>
      <text:p text:style-name="P2"><text:span text:style-name="Source_20_Text"># Define a function for structured Hodge cycles using COM recursive scaling</text:span></text:p>
      <text:p text:style-name="P2"><text:span text:style-name="Source_20_Text">def com_hodge_structure(x, y, z, alpha=0.1, beta=0.2, gamma=0.05):</text:span></text:p>
      <text:p text:style-name="P2"><text:span text:style-name="Source_20_Text"><text:s text:c="4"/>"""Models Hodge classes as structured oscillations using Collatz-Octave modular scaling."""</text:span></text:p>
      <text:p text:style-name="P2"><text:span text:style-name="Source_20_Text"><text:s text:c="4"/>return np.cos(alpha * x) + np.sin(beta * y) + np.exp(-gamma * np.abs(z) * np.log1p(np.abs(x*y*z)))</text:span></text:p>
      <text:p text:style-name="P2"/>
      <text:p text:style-name="P2"><text:span text:style-name="Source_20_Text"># Generate structured Hodge cycles using COM scaling</text:span></text:p>
      <text:p text:style-name="P2"><text:span text:style-name="Source_20_Text">Hodge_COM_field = com_hodge_structure(X_hodge, Y_hodge, Z_hodge)</text:span></text:p>
      <text:p text:style-name="P2"/>
      <text:p text:style-name="P2"><text:span text:style-name="Source_20_Text"># Compute COM-modular energy distributions for Hodge structures</text:span></text:p>
      <text:p text:style-name="P2"><text:span text:style-name="Source_20_Text">hodge_COM_energy_density = np.abs(Hodge_COM_field)</text:span></text:p>
      <text:p text:style-name="P2"/>
      <text:p text:style-name="P2"><text:span text:style-name="Source_20_Text"># Return refined modular structuring for Hodge classes</text:span></text:p>
      <text:p text:style-name="P3"><text:span text:style-name="Source_20_Text">hodge_COM_energy_density</text:span></text:p>
      <text:p text:style-name="P7">Result</text:p>
      <text:p text:style-name="P5">array([[[1.3933898 , 1.39839379, 1.40339556, ..., 1.40339556,</text:p>
      <text:p text:style-name="P5"><text:s text:c="9"/>1.39839379, 1.3933898 ],</text:p>
      <text:p text:style-name="P5"><text:s text:c="8"/>[1.39564043, 1.40062057, 1.40559808, ..., 1.40559808,</text:p>
      <text:p text:style-name="P5"><text:s text:c="9"/>1.40062057, 1.39564043],</text:p>
      <text:p text:style-name="P5"><text:s text:c="8"/>[1.39790463, 1.4028603 , 1.40781295, ..., 1.40781295,</text:p>
      <text:p text:style-name="P5"><text:s text:c="9"/>1.4028603 , 1.39790463],</text:p>
      <text:p text:style-name="P5"><text:s text:c="8"/>...,</text:p>
      <text:p text:style-name="P5"><text:s text:c="8"/>[1.39790463, 1.4028603 , 1.40781295, ..., 1.40781295,</text:p>
      <text:p text:style-name="P5"><text:s text:c="9"/>1.4028603 , 1.39790463],</text:p>
      <text:p text:style-name="P5"><text:s text:c="8"/>[1.39564043, 1.40062057, 1.40559808, ..., 1.40559808,</text:p>
      <text:p text:style-name="P5"><text:s text:c="9"/>1.40062057, 1.39564043],</text:p>
      <text:p text:style-name="P5"><text:s text:c="8"/>[1.3933898 , 1.39839379, 1.40339556, ..., 1.40339556,</text:p>
      <text:p text:style-name="P5"><text:s text:c="9"/>1.39839379, 1.3933898 ]],</text:p>
      <text:p text:style-name="P5"/>
      <text:p text:style-name="P5"><text:s text:c="7"/>[[1.40230128, 1.40728141, 1.41225893, ..., 1.41225893,</text:p>
      <text:p text:style-name="P5"><text:s text:c="9"/>1.40728141, 1.40230128],</text:p>
      <text:p text:style-name="P5"><text:s text:c="8"/>[1.40455118, 1.40950735, 1.4144605 , ..., 1.4144605 ,</text:p>
      <text:p text:style-name="P5"><text:s text:c="9"/>1.40950735, 1.40455118],</text:p>
      <text:p text:style-name="P5"><text:s text:c="8"/>[1.40681458, 1.41174617, 1.41667435, ..., 1.41667435,</text:p>
      <text:p text:style-name="P5"><text:s text:c="9"/>1.41174617, 1.40681458],</text:p>
      <text:p text:style-name="P5"><text:s text:c="8"/>...,</text:p>
      <text:p text:style-name="P5"><text:s text:c="8"/>[1.40681458, 1.41174617, 1.41667435, ..., 1.41667435,</text:p>
      <text:p text:style-name="P5"><text:s text:c="9"/>1.41174617, 1.40681458],</text:p>
      <text:p text:style-name="P5"><text:s text:c="8"/>[1.40455118, 1.40950735, 1.4144605 , ..., 1.4144605 ,</text:p>
      <text:p text:style-name="P5"><text:s text:c="9"/>1.40950735, 1.40455118],</text:p>
      <text:p text:style-name="P5"><text:s text:c="8"/>[1.40230128, 1.40728141, 1.41225893, ..., 1.41225893,</text:p>
      <text:p text:style-name="P5"><text:s text:c="9"/>1.40728141, 1.40230128]],</text:p>
      <text:p text:style-name="P5"/>
      <text:p text:style-name="P5"><text:s text:c="7"/>[[1.41126728, 1.41622295, 1.4211756 , ..., 1.4211756 ,</text:p>
      <text:p text:style-name="P5"><text:s text:c="9"/>1.41622295, 1.41126728],</text:p>
      <text:p text:style-name="P5"><text:s text:c="8"/>[1.41351638, 1.41844797, 1.42337615, ..., 1.42337615,</text:p>
      <text:p text:style-name="P5"><text:s text:c="9"/>1.41844797, 1.41351638],</text:p>
      <text:p text:style-name="P5"><text:s text:c="8"/>[1.41577887, 1.42068578, 1.42558887, ..., 1.42558887,</text:p>
      <text:p text:style-name="P5"><text:s text:c="9"/>1.42068578, 1.41577887],</text:p>
      <text:p text:style-name="P5"><text:s text:c="8"/>...,</text:p>
      <text:p text:style-name="P5"><text:s text:c="8"/>[1.41577887, 1.42068578, 1.42558887, ..., 1.42558887,</text:p>
      <text:p text:style-name="P5"><text:s text:c="9"/>1.42068578, 1.41577887],</text:p>
      <text:p text:style-name="P5"><text:s text:c="8"/>[1.41351638, 1.41844797, 1.42337615, ..., 1.42337615,</text:p>
      <text:p text:style-name="P5"><text:s text:c="9"/>1.41844797, 1.41351638],</text:p>
      <text:p text:style-name="P5"><text:soft-page-break/><text:s text:c="8"/>[1.41126728, 1.41622295, 1.4211756 , ..., 1.4211756 ,</text:p>
      <text:p text:style-name="P5"><text:s text:c="9"/>1.41622295, 1.41126728]],</text:p>
      <text:p text:style-name="P5"/>
      <text:p text:style-name="P5"><text:s text:c="7"/>...,</text:p>
      <text:p text:style-name="P5"/>
      <text:p text:style-name="P5"><text:s text:c="7"/>[[2.16023188, 2.16518755, 2.17014019, ..., 2.17014019,</text:p>
      <text:p text:style-name="P5"><text:s text:c="9"/>2.16518755, 2.16023188],</text:p>
      <text:p text:style-name="P5"><text:s text:c="8"/>[2.16248098, 2.16741257, 2.17234075, ..., 2.17234075,</text:p>
      <text:p text:style-name="P5"><text:s text:c="9"/>2.16741257, 2.16248098],</text:p>
      <text:p text:style-name="P5"><text:s text:c="8"/>[2.16474347, 2.16965038, 2.17455347, ..., 2.17455347,</text:p>
      <text:p text:style-name="P5"><text:s text:c="9"/>2.16965038, 2.16474347],</text:p>
      <text:p text:style-name="P5"><text:s text:c="8"/>...,</text:p>
      <text:p text:style-name="P5"><text:s text:c="8"/>[2.16474347, 2.16965038, 2.17455347, ..., 2.17455347,</text:p>
      <text:p text:style-name="P5"><text:s text:c="9"/>2.16965038, 2.16474347],</text:p>
      <text:p text:style-name="P5"><text:s text:c="8"/>[2.16248098, 2.16741257, 2.17234075, ..., 2.17234075,</text:p>
      <text:p text:style-name="P6"><text:s/>2.16741257, 2.16248098],</text:p>
      <text:p text:style-name="P5"><text:s text:c="8"/>[2.16023188, 2.16518755, 2.17014019, ..., 2.17014019,</text:p>
      <text:p text:style-name="P5"><text:s text:c="9"/>2.16518755, 2.16023188]],</text:p>
      <text:p text:style-name="P5"/>
      <text:p text:style-name="P5"><text:s text:c="7"/>[[2.16622686, 2.171207 <text:s/>, 2.17618451, ..., 2.17618451,</text:p>
      <text:p text:style-name="P5"><text:s text:c="9"/>2.171207 <text:s/>, 2.16622686],</text:p>
      <text:p text:style-name="P5"><text:s text:c="8"/>[2.16847677, 2.17343294, 2.17838609, ..., 2.17838609,</text:p>
      <text:p text:style-name="P5"><text:s text:c="9"/>2.17343294, 2.16847677],</text:p>
      <text:p text:style-name="P5"><text:s text:c="8"/>[2.17074016, 2.17567175, 2.18059993, ..., 2.18059993,</text:p>
      <text:p text:style-name="P5"><text:s text:c="9"/>2.17567175, 2.17074016],</text:p>
      <text:p text:style-name="P5"><text:s text:c="8"/>...,</text:p>
      <text:p text:style-name="P5"><text:s text:c="8"/>[2.17074016, 2.17567175, 2.18059993, ..., 2.18059993,</text:p>
      <text:p text:style-name="P5"><text:s text:c="9"/>2.17567175, 2.17074016],</text:p>
      <text:p text:style-name="P5"><text:s text:c="8"/>[2.16847677, 2.17343294, 2.17838609, ..., 2.17838609,</text:p>
      <text:p text:style-name="P5"><text:s text:c="9"/>2.17343294, 2.16847677],</text:p>
      <text:p text:style-name="P5"><text:s text:c="8"/>[2.16622686, 2.171207 <text:s/>, 2.17618451, ..., 2.17618451,</text:p>
      <text:p text:style-name="P5"><text:s text:c="9"/>2.171207 <text:s/>, 2.16622686]],</text:p>
      <text:p text:style-name="P5"/>
      <text:p text:style-name="P5"><text:s text:c="7"/>[[2.17222648, 2.17723048, 2.18223224, ..., 2.18223224,</text:p>
      <text:p text:style-name="P5"><text:s text:c="9"/>2.17723048, 2.17222648],</text:p>
      <text:p text:style-name="P5"><text:s text:c="8"/>[2.17447711, 2.17945725, 2.18443476, ..., 2.18443476,</text:p>
      <text:p text:style-name="P5"><text:s text:c="9"/>2.17945725, 2.17447711],</text:p>
      <text:p text:style-name="P5"><text:s text:c="8"/>[2.17674132, 2.18169699, 2.18664963, ..., 2.18664963,</text:p>
      <text:p text:style-name="P5"><text:s text:c="9"/>2.18169699, 2.17674132],</text:p>
      <text:p text:style-name="P5"><text:s text:c="8"/>...,</text:p>
      <text:p text:style-name="P5"><text:s text:c="8"/>[2.17674132, 2.18169699, 2.18664963, ..., 2.18664963,</text:p>
      <text:p text:style-name="P5"><text:s text:c="9"/>2.18169699, 2.17674132],</text:p>
      <text:p text:style-name="P5"><text:s text:c="8"/>[2.17447711, 2.17945725, 2.18443476, ..., 2.18443476,</text:p>
      <text:p text:style-name="P5"><text:s text:c="9"/>2.17945725, 2.17447711],</text:p>
      <text:p text:style-name="P5"><text:s text:c="8"/>[2.17222648, 2.17723048, 2.18223224, ..., 2.18223224,</text:p>
      <text:p text:style-name="P4"><text:s text:c="9"/>2.17723048, 2.17222648]]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36:27.461196030</meta:creation-date>
    <dc:date>2025-02-09T12:37:34.958114832</dc:date>
    <meta:editing-duration>PT1M8S</meta:editing-duration>
    <meta:editing-cycles>1</meta:editing-cycles>
    <meta:document-statistic meta:table-count="0" meta:image-count="0" meta:object-count="0" meta:page-count="2" meta:paragraph-count="91" meta:word-count="366" meta:character-count="4185" meta:non-whitespace-character-count="3252"/>
    <meta:generator>LibreOffice/24.2.7.2$Linux_X86_64 LibreOffice_project/420$Build-2</meta:generator>
  </office:meta>
</office:document-meta>
</file>